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P4" style:family="paragraph" style:parent-style-name="Heading_20_1">
      <style:text-properties fo:font-variant="normal" fo:text-transform="none" fo:color="#666666" style:font-name="Lato Extended" fo:letter-spacing="normal" fo:font-style="normal" fo:font-weight="normal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utline (Week 3)</text:h>
      <text:p text:style-name="P1"><text:span text:style-name="Strong_20_Emphasis"><text:span text:style-name="T1">Jan 23: Probabilistic Modeling 2.</text:span></text:span></text:p>
      <text:p text:style-name="P2">Pre-req: Probabilistic Modeling 1. (Bayesian Inference, priors, likelihood, Likelihood maximization, MAP and MP estimation).</text:p>
      <text:p text:style-name="P2">Lecture: PPT Lecture-ProbModeling-2.</text:p>
      <text:p text:style-name="P2">Learn: Model comparison, LRT, BIC, Bayes factor.</text:p>
      <text:p text:style-name="P2">Learn: Bio examples: DNA sequence models.</text:p>
      <text:p text:style-name="P3"> </text:p>
      <text:p text:style-name="P1"><text:span text:style-name="Strong_20_Emphasis"><text:span text:style-name="T1">Jan 23 (cont'd): Gene Regulation.</text:span></text:span></text:p>
      <text:p text:style-name="P2">Lecture: PPT Lecture-GeneRegulation.</text:p>
      <text:p text:style-name="P2">Learn: Gene Regulation, Transcription Factors, Gene Regulatory Networks. </text:p>
      <text:p text:style-name="P3"> </text:p>
      <text:p text:style-name="P1"><text:span text:style-name="Strong_20_Emphasis"><text:span text:style-name="T1">Jan 25: TF motifs.</text:span></text:span></text:p>
      <text:p text:style-name="P2">Pre-req: Gene regulation, Multinomial distribution, Likelihood maximization.</text:p>
      <text:p text:style-name="P2">Lecture: PPT Lecture-TFMotifs.</text:p>
      <text:p text:style-name="P2">Learn: Motifs, Position Weight Matrices(PWMs), Motif finding problem.</text:p>
      <text:p text:style-name="P3"> </text:p>
      <text:p text:style-name="P1"><text:span text:style-name="Strong_20_Emphasis"><text:span text:style-name="T1">Jan 25 (cont'd): Motif finding using Expectation Maximization.</text:span></text:span></text:p>
      <text:p text:style-name="P2">Pre-req: PWMs, Motif finding problem.</text:p>
      <text:p text:style-name="P2"><text:soft-page-break/>Source: Charles E. Lawrence and Andrew A. Reilly. PROTEINS: Structure, Function, and Genetics 7:41-51 (1990). </text:p>
      <text:p text:style-name="P2">(See PDF Lawrence_et_al-1990.)</text:p>
      <text:p text:style-name="P2">Lecture: PPT Lecture-EM-MotifFinding.</text:p>
      <text:p text:style-name="P2">Learn: Expectation Maximization.</text:p>
      <text:p text:style-name="P2">Additional reading:  Unsupervised Learning of Multiple Motifs in Biopolymers Using Expectation Maximization. Bailey &amp; Elkan 1995. Machine Learning, 21, 51-80.</text:p>
      <text:p text:style-name="P2">(See PDF Bailey-Elkan1995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8:57:41.584798410</meta:creation-date>
    <dc:date>2023-01-16T18:58:00.718929650</dc:date>
    <meta:editing-duration>PT19S</meta:editing-duration>
    <meta:editing-cycles>1</meta:editing-cycles>
    <meta:document-statistic meta:table-count="0" meta:image-count="0" meta:object-count="0" meta:page-count="2" meta:paragraph-count="24" meta:word-count="136" meta:character-count="1129" meta:non-whitespace-character-count="1008"/>
    <meta:generator>LibreOffice/6.0.7.3$Linux_X86_64 LibreOffice_project/00m0$Build-3</meta:generator>
  </office:meta>
</office:document-meta>
</file>